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042A2CE39C20E13D58C.png" manifest:media-type="image/png"/>
  <manifest:file-entry manifest:full-path="Pictures/10000201000002AE000001B7F27F31443716655F.png" manifest:media-type="image/png"/>
  <manifest:file-entry manifest:full-path="Pictures/10000000000001A200000042BD09C420ED839A70.png" manifest:media-type="image/png"/>
  <manifest:file-entry manifest:full-path="Pictures/10000000000001A200000042BD31E2CB48D9A8C4.png" manifest:media-type="image/png"/>
  <manifest:file-entry manifest:full-path="Pictures/10000000000001A2000000426EAB158CCDF817F5.png" manifest:media-type="image/png"/>
  <manifest:file-entry manifest:full-path="Pictures/10000201000002AE000001B71B9D2DAB310FA12E.png" manifest:media-type="image/png"/>
  <manifest:file-entry manifest:full-path="Pictures/10000201000002E3000001B7E9588704FD25319B.png" manifest:media-type="image/png"/>
  <manifest:file-entry manifest:full-path="Pictures/10000000000001A200000042A36600FDCA7331CA.png" manifest:media-type="image/png"/>
  <manifest:file-entry manifest:full-path="Pictures/10000201000002AE000001B786A013533C46F418.png" manifest:media-type="image/png"/>
  <manifest:file-entry manifest:full-path="Pictures/10000201000002E3000001B7512250B784016D33.png" manifest:media-type="image/png"/>
  <manifest:file-entry manifest:full-path="Pictures/10000201000002E3000001B7FAE7FE8CC4537E80.png" manifest:media-type="image/png"/>
  <manifest:file-entry manifest:full-path="Pictures/10000000000001A20000004249A875490ED332A7.png" manifest:media-type="image/png"/>
  <manifest:file-entry manifest:full-path="Pictures/100000000000039E000002D891ADB9D664A72047.bmp" manifest:media-type="image/bmp"/>
  <manifest:file-entry manifest:full-path="Pictures/10000000000001A200000042ADAA578673768A5E.png" manifest:media-type="image/png"/>
  <manifest:file-entry manifest:full-path="Pictures/10000201000002AE000001B701B8AD65FD0ED500.png" manifest:media-type="image/png"/>
  <manifest:file-entry manifest:full-path="Pictures/10000201000002AE000001B71431AD22C274B240.png" manifest:media-type="image/png"/>
  <manifest:file-entry manifest:full-path="Pictures/10000201000002E3000001B7A2F6B052FF356F73.png" manifest:media-type="image/png"/>
  <manifest:file-entry manifest:full-path="Pictures/10000000000002A50000025FB90EB0760372DDEB.png" manifest:media-type="image/png"/>
  <manifest:file-entry manifest:full-path="Pictures/10000201000002AE000001B739D19099C5870D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2.5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0000" fo:font-size="16pt" style:font-size-asian="16pt" style:font-size-complex="16pt"/>
    </style:style>
    <style:style style:name="P6" style:family="paragraph">
      <style:text-properties fo:color="#ff0000"/>
    </style:style>
    <style:style style:name="P7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color="#ff0000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0000" fo:font-style="italic" style:font-style-asian="italic" style:font-style-complex="italic"/>
    </style:style>
    <style:style style:name="T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0000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2.2cm" presentation:class="title">
          <draw:text-box>
            <text:p>Outline</text:p>
          </draw:text-box>
        </draw:frame>
        <draw:frame presentation:style-name="pr2" draw:text-style-name="P1" draw:layer="layout" svg:width="25.199cm" svg:height="12.779cm" svg:x="1.4cm" svg:y="5.821cm" presentation:class="outline" presentation:user-transformed="true">
          <draw:text-box>
            <text:list text:style-name="L2">
              <text:list-header>
                <text:p>Frontend - Example</text:p>
                <text:p>Backend – WebAPI (Example)</text:p>
                <text:p>Backend – DataManager (Structure &amp; Example)</text:p>
                <text:p>Project Organisation</text:p>
                <text:p>Conclusio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ADAA578673768A5E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6EAB158CCDF817F5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6EAB158CCDF817F5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draw:frame draw:style-name="gr3" draw:text-style-name="P5" draw:layer="layout" svg:width="5.8cm" svg:height="1.505cm" svg:x="21cm" svg:y="12.8cm">
          <draw:text-box>
            <text:p text:style-name="P4"><text:span text:style-name="T1">request-key:</text:span></text:p>
            <text:p text:style-name="P4"><text:span text:style-name="T2">“</text:span><text:span text:style-name="T2">getProfileRequest“</text:span></text:p>
          </draw:text-box>
        </draw:frame>
        <draw:frame draw:style-name="gr4" draw:text-style-name="P5" draw:layer="layout" svg:width="8.6cm" svg:height="2.132cm" svg:x="10.8cm" svg:y="16.655cm">
          <draw:text-box>
            <text:p text:style-name="P4"><text:span text:style-name="T1">response-key:</text:span></text:p>
            <text:p text:style-name="P4"><text:span text:style-name="T2">“</text:span><text:span text:style-name="T2">getProfileRequest-response“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A36600FDCA7331CA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9cm">
          <draw:image xlink:href="Pictures/10000201000002E3000001B7512250B784016D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8.692cm" svg:height="16.761cm" svg:x="4.708cm" svg:y="2.2cm">
          <draw:image xlink:href="Pictures/10000000000002A50000025FB90EB0760372DD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A36600FDCA7331CA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49A875490ED332A7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BD31E2CB48D9A8C4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5" draw:text-style-name="P7" draw:layer="layout" svg:width="8.012cm" svg:height="1.673cm" svg:x="20.788cm" svg:y="4.095cm">
          <draw:text-box>
            <text:p text:style-name="P6"><text:span text:style-name="T3">JSON-String <text:s text:c="9"/>Java-Object</text:span></text:p>
          </draw:text-box>
        </draw:frame>
        <draw:line draw:style-name="gr6" draw:text-style-name="P4" draw:layer="layout" svg:x1="23.9cm" svg:y1="4.5cm" svg:x2="25.1cm" svg:y2="4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BD09C420ED839A70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5" draw:text-style-name="P8" draw:layer="layout" svg:width="4.8cm" svg:height="1.673cm" svg:x="14.8cm" svg:y="10.127cm">
          <draw:text-box>
            <text:p text:style-name="P4"><text:span text:style-name="T4">Command Pattern</text:span></text:p>
          </draw:text-box>
        </draw:frame>
        <draw:frame draw:style-name="gr7" draw:text-style-name="P9" draw:layer="layout" svg:width="6.1cm" svg:height="2.384cm" svg:x="2.5cm" svg:y="7.601cm">
          <draw:text-box>
            <text:p text:style-name="P4"><text:span text:style-name="T5">request-key:</text:span></text:p>
            <text:p text:style-name="P4"><text:span text:style-name="T6">“</text:span><text:span text:style-name="T6">getProfileRequest“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BD09C420ED839A70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A2CE39C20E13D58C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01B8AD65FD0ED5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9E000002D891ADB9D664A7204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rlito" fo:font-size="14pt" style:font-size-asian="14pt" style:font-size-complex="14pt"/>
    </style:style>
    <style:style style:name="MT3" style:family="text">
      <style:text-properties fo:color="#eeeeee" style:font-name="Carlito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Mpr1" draw:layer="backgroundobjects" svg:width="25.199cm" svg:height="3.506cm" svg:x="1.4cm" svg:y="2.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779cm" svg:x="1.4cm" svg:y="5.821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3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5T00:58:55.086109367</dc:date>
    <meta:editing-duration>PT5H12M43S</meta:editing-duration>
    <meta:editing-cycles>48</meta:editing-cycles>
    <meta:generator>LibreOffice/5.1.4.2$Linux_X86_64 LibreOffice_project/10m0$Build-2</meta:generator>
    <meta:document-statistic meta:object-count="75"/>
  </office:meta>
</office:document-meta>
</file>